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-- phpMyAdmin SQL Dump</text:span></text:p>
      <text:p text:style-name="P1"><text:span text:style-name="T1">-- version 5.1.1</text:span></text:p>
      <text:p text:style-name="P1"><text:span text:style-name="T1">-- https://www.phpmyadmin.net/</text:span></text:p>
      <text:p text:style-name="P1"><text:span text:style-name="T1">--</text:span></text:p>
      <text:p text:style-name="P1"><text:span text:style-name="T1">-- Host: 127.0.0.1</text:span></text:p>
      <text:p text:style-name="P1"><text:span text:style-name="T1">-- Generation Time: Mar 17, 2022 at 01:35 PM</text:span></text:p>
      <text:p text:style-name="P1"><text:span text:style-name="T1">-- Server version: 10.4.22-MariaDB</text:span></text:p>
      <text:p text:style-name="P1"><text:span text:style-name="T1">-- PHP Version: 8.0.15</text:span></text:p>
      <text:p text:style-name="P1"><text:span text:style-name="T1"/></text:p>
      <text:p text:style-name="P1"><text:span text:style-name="T1">SET SQL_MODE = "NO_AUTO_VALUE_ON_ZERO";</text:span></text:p>
      <text:p text:style-name="P1"><text:span text:style-name="T1">START TRANSACTION;</text:span></text:p>
      <text:p text:style-name="P1"><text:span text:style-name="T1">SET time_zone = "+00:00";</text:span></text:p>
      <text:p text:style-name="P1"><text:span text:style-name="T1"/></text:p>
      <text:p text:style-name="P1"><text:span text:style-name="T1"/></text:p>
      <text:p text:style-name="P1"><text:span text:style-name="T1">/*!40101 SET @OLD_CHARACTER_SET_CLIENT=@@CHARACTER_SET_CLIENT */;</text:span></text:p>
      <text:p text:style-name="P1"><text:span text:style-name="T1">/*!40101 SET @OLD_CHARACTER_SET_RESULTS=@@CHARACTER_SET_RESULTS */;</text:span></text:p>
      <text:p text:style-name="P1"><text:span text:style-name="T1">/*!40101 SET @OLD_COLLATION_CONNECTION=@@COLLATION_CONNECTION */;</text:span></text:p>
      <text:p text:style-name="P1"><text:span text:style-name="T1">/*!40101 SET NAMES utf8mb4 */;</text:span></text:p>
      <text:p text:style-name="P1"><text:span text:style-name="T1"/></text:p>
      <text:p text:style-name="P1"><text:span text:style-name="T1">--</text:span></text:p>
      <text:p text:style-name="P1"><text:span text:style-name="T1">-- Database: `shopping cart for a bookstore`</text:span></text:p>
      <text:p text:style-name="P1"><text:span text:style-name="T1">--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books`</text:span></text:p>
      <text:p text:style-name="P1"><text:span text:style-name="T1">--</text:span></text:p>
      <text:p text:style-name="P1"><text:span text:style-name="T1"/></text:p>
      <text:p text:style-name="P1"><text:span text:style-name="T1">CREATE TABLE `books` (</text:span></text:p>
      <text:p text:style-name="P1"><text:span text:style-name="T1"><text:s text:c="2"/>`Book_ Id` int(10) NOT NULL,</text:span></text:p>
      <text:p text:style-name="P1"><text:span text:style-name="T1"><text:s text:c="2"/>`Book_ Name` varchar(500) NOT NULL,</text:span></text:p>
      <text:p text:style-name="P1"><text:span text:style-name="T1"><text:s text:c="2"/>`Author` varchar(500) NOT NULL,</text:span></text:p>
      <text:p text:style-name="P1"><text:span text:style-name="T1"><text:s text:c="2"/>`Price` int(20) NOT NULL</text:span></text:p>
      <text:p text:style-name="P1"><text:span text:style-name="T1">) ENGINE=InnoDB DEFAULT CHARSET=utf8mb4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order_details`</text:span></text:p>
      <text:p text:style-name="P1"><text:span text:style-name="T1">--</text:span></text:p>
      <text:p text:style-name="P1"><text:span text:style-name="T1"/></text:p>
      <text:p text:style-name="P1"><text:span text:style-name="T1">CREATE TABLE `order_details` (</text:span></text:p>
      <text:p text:style-name="P1"><text:span text:style-name="T1"><text:s text:c="2"/>`Order_Id,` int(10) NOT NULL,</text:span></text:p>
      <text:p text:style-name="P1"><text:span text:style-name="T1"><text:s text:c="2"/>`Address` varchar(500) NOT NULL,</text:span></text:p>
      <text:p text:style-name="P1"><text:span text:style-name="T1"><text:s text:c="2"/>`Phone_<text:s text:c="2"/>No` int(20) NOT NULL,</text:span></text:p>
      <text:p text:style-name="P1"><text:span text:style-name="T1"><text:s text:c="2"/>`Cust_ Name` varchar(500) NOT NULL,</text:span></text:p>
      <text:p text:style-name="P1"><text:span text:style-name="T1"><text:s text:c="2"/>`Order _Date` int(50) NOT NULL,</text:span></text:p>
      <text:p text:style-name="P1"><text:span text:style-name="T1"><text:s text:c="2"/>`Quantity` int(10) NOT NULL</text:span></text:p>
      <text:p text:style-name="P1"><text:span text:style-name="T1">) ENGINE=InnoDB DEFAULT CHARSET=utf8mb4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users`</text:span></text:p>
      <text:p text:style-name="P1"><text:span text:style-name="T1">--</text:span></text:p>
      <text:p text:style-name="P1"><text:span text:style-name="T1"/></text:p>
      <text:p text:style-name="P1"><text:span text:style-name="T1">CREATE TABLE `users` (</text:span></text:p>
      <text:p text:style-name="P1"><text:span text:style-name="T1"><text:s text:c="2"/>`first_name` varchar(50) NOT NULL,</text:span></text:p>
      <text:p text:style-name="P1"><text:span text:style-name="T1"><text:s text:c="2"/>`address` varchar(100) NOT NULL,</text:span></text:p>
      <text:p text:style-name="P1"><text:span text:style-name="T1"><text:s text:c="2"/>`email` varchar(100) NOT NULL,</text:span></text:p>
      <text:p text:style-name="P1"><text:span text:style-name="T1"><text:s text:c="2"/>`uname` int(200) NOT NULL,</text:span></text:p>
      <text:p text:style-name="P1"><text:span text:style-name="T1"><text:s text:c="2"/>`password` varchar(200) NOT NULL,</text:span></text:p>
      <text:p text:style-name="P1"><text:span text:style-name="T1"><text:s text:c="2"/>`regdate` int(50) NOT NULL</text:span></text:p>
      <text:p text:style-name="P1"><text:span text:style-name="T1">) ENGINE=InnoDB DEFAULT CHARSET=utf8mb4;</text:span></text:p>
      <text:p text:style-name="P1"><text:span text:style-name="T1"/></text:p>
      <text:p text:style-name="P1"><text:span text:style-name="T1">--</text:span></text:p>
      <text:p text:style-name="P1"><text:span text:style-name="T1">-- Indexes for dumped tables</text:span></text:p>
      <text:p text:style-name="P1"><text:span text:style-name="T1">--</text:span></text:p>
      <text:p text:style-name="P1"><text:span text:style-name="T1"/></text:p>
      <text:p text:style-name="P1"><text:span text:style-name="T1">--</text:span></text:p>
      <text:p text:style-name="P1"><text:span text:style-name="T1">-- Indexes for table `books`</text:span></text:p>
      <text:p text:style-name="P1"><text:span text:style-name="T1">--</text:span></text:p>
      <text:p text:style-name="P1"><text:span text:style-name="T1">ALTER TABLE `books`</text:span></text:p>
      <text:p text:style-name="P1"><text:span text:style-name="T1"><text:s text:c="2"/>ADD PRIMARY KEY (`Book_ Id`),</text:span></text:p>
      <text:p text:style-name="P1"><text:span text:style-name="T1"><text:s text:c="2"/>ADD KEY `Book_ Id` (`Book_ Id`),</text:span></text:p>
      <text:p text:style-name="P1"><text:span text:style-name="T1"><text:s text:c="2"/>ADD KEY `Book_ Id_2` (`Book_ Id`),</text:span></text:p>
      <text:p text:style-name="P1"><text:span text:style-name="T1"><text:s text:c="2"/>ADD KEY `Book_ Id_3` (`Book_ Id`);</text:span></text:p>
      <text:p text:style-name="P1"><text:span text:style-name="T1"/></text:p>
      <text:p text:style-name="P1"><text:span text:style-name="T1">--</text:span></text:p>
      <text:p text:style-name="P1"><text:span text:style-name="T1">-- Indexes for table `order_details`</text:span></text:p>
      <text:p text:style-name="P1"><text:span text:style-name="T1">--</text:span></text:p>
      <text:p text:style-name="P1"><text:span text:style-name="T1">ALTER TABLE `order_details`</text:span></text:p>
      <text:p text:style-name="P1"><text:span text:style-name="T1"><text:s text:c="2"/>ADD PRIMARY KEY (`Order_Id,`),</text:span></text:p>
      <text:p text:style-name="P1"><text:span text:style-name="T1"><text:s text:c="2"/>ADD KEY `Order_Id,` (`Order_Id,`);</text:span></text:p>
      <text:p text:style-name="P1"><text:span text:style-name="T1">COMMIT;</text:span></text:p>
      <text:p text:style-name="P1"><text:span text:style-name="T1"/></text:p>
      <text:p text:style-name="P1"><text:span text:style-name="T1">/*!40101 SET CHARACTER_SET_CLIENT=@OLD_CHARACTER_SET_CLIENT */;</text:span></text:p>
      <text:p text:style-name="P1"><text:span text:style-name="T1">/*!40101 SET CHARACTER_SET_RESULTS=@OLD_CHARACTER_SET_RESULTS */;</text:span></text:p>
      <text:p text:style-name="P1"><text:span text:style-name="T1">/*!40101 SET COLLATION_CONNECTION=@OLD_COLLATION_CONNECTION */;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text:anchor-type="as-char" svg:width="152.40mm" svg:height="72.2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text:span text:style-name="T1"/></text:p>
      <text:p text:style-name="P2"><draw:frame text:anchor-type="as-char" svg:width="152.40mm" svg:height="69.85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2"><text:span text:style-name="T1"/></text:p>
      <text:p text:style-name="P2"><draw:frame text:anchor-type="as-char" svg:width="152.40mm" svg:height="69.06mm" style:rel-width="scale" style:rel-height="scale"><draw:object-ole xlink:href="OleObj3"/><draw:image xlink:href="ObjectReplacements/OleObj3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